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LoggerFactoryBean.setBeanFactory( Bea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LoggerFactoryBean.ChildLogger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Logg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Logg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Logg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LoggerFactory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